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acf52d" officeooo:paragraph-rsid="04acf52d" style:font-weight-asian="normal" style:font-weight-complex="normal"/>
    </style:style>
    <style:style style:name="P5" style:family="paragraph" style:parent-style-name="Text_20_body">
      <style:text-properties fo:font-weight="normal" officeooo:rsid="04ad708b" officeooo:paragraph-rsid="04ad708b" style:font-weight-asian="normal" style:font-weight-complex="normal"/>
    </style:style>
    <style:style style:name="P6" style:family="paragraph" style:parent-style-name="Text_20_body">
      <style:text-properties fo:font-weight="normal" officeooo:rsid="04a61656" officeooo:paragraph-rsid="04ad313f" style:font-weight-asian="normal" style:font-weight-complex="normal"/>
    </style:style>
    <style:style style:name="P7" style:family="paragraph" style:parent-style-name="Text_20_body">
      <style:text-properties officeooo:rsid="0439377d" officeooo:paragraph-rsid="042a8d29"/>
    </style:style>
    <style:style style:name="P8" style:family="paragraph" style:parent-style-name="Text_20_body" style:list-style-name="L1">
      <style:text-properties fo:font-weight="normal" officeooo:rsid="04ad313f" officeooo:paragraph-rsid="04ad313f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4ad708b" officeooo:paragraph-rsid="04ad708b" style:font-weight-asian="normal" style:font-weight-complex="normal"/>
    </style:style>
    <style:style style:name="P10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4b7c30e" officeooo:paragraph-rsid="04b7c30e" style:font-weight-asian="normal" style:font-weight-complex="normal"/>
    </style:style>
    <style:style style:name="P12" style:family="paragraph" style:parent-style-name="Text_20_body" style:list-style-name="L2">
      <style:text-properties officeooo:paragraph-rsid="042a8d29"/>
    </style:style>
    <style:style style:name="P13" style:family="paragraph" style:parent-style-name="Text_20_body" style:list-style-name="L2">
      <style:text-properties officeooo:rsid="047097da" officeooo:paragraph-rsid="047097da"/>
    </style:style>
    <style:style style:name="P14" style:family="paragraph" style:parent-style-name="Text_20_body" style:list-style-name="L2">
      <style:text-properties officeooo:rsid="043e3775" officeooo:paragraph-rsid="042a8d29"/>
    </style:style>
    <style:style style:name="P15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b0b86c" style:font-weight-asian="normal" style:font-weight-complex="normal"/>
    </style:style>
    <style:style style:name="T7" style:family="text">
      <style:text-properties fo:font-weight="normal" officeooo:rsid="04b358da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4acf52d"/>
    </style:style>
    <style:style style:name="T10" style:family="text">
      <style:text-properties officeooo:rsid="04ad313f"/>
    </style:style>
    <style:style style:name="T11" style:family="text">
      <style:text-properties officeooo:rsid="04b4c01e"/>
    </style:style>
    <style:style style:name="T12" style:family="text">
      <style:text-properties officeooo:rsid="04b51e5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מטלה <text:span text:style-name="T9">9</text:span></text:h>
      <text:p text:style-name="P4">במטלות הקודמות שמתי לב שרבים מכם לא אוהבים לכתוב בדיקות אוטומטיות. זה חבל מאד - אתם מפספסים את התענוג של לתת למחשב לגלות עבורכם באגים... </text:p>
      <text:p text:style-name="P4"><text:span text:style-name="T11">כדי לראות כמה זה קל לכתוב בדיקות אוטומטיות, </text:span>במטלה הנוכחית נפתח מערכת <text:span text:style-name="T12">ל</text:span>בדיקות אוטומטיות<text:span text:style-name="T12"> כלליות. <text:s text:c="2"/></text:span>עליכם לכתוב <text:span text:style-name="T10">מחלקה בשם TestCase עם השיטות הבאות:</text:span></text:p>
      <text:list xml:id="list833145073419361508" text:style-name="L1">
        <text:list-item>
          <text:p text:style-name="P8">check_equal - בודקת אם שני הארגומנטים שלה שווים, אם לא - מדפיסה הודעת שגיאה.</text:p>
        </text:list-item>
        <text:list-item>
          <text:p text:style-name="P8">check_different - בודקת אם שני הארגומנטים שונים, כנ"ל.</text:p>
        </text:list-item>
        <text:list-item>
          <text:p text:style-name="P8">check_output - בודקת את אופרטור הפלט של הארגומנט שלה, משווה את התוצאה למחרוזת נתונה.</text:p>
        </text:list-item>
        <text:list-item>
          <text:p text:style-name="P8">check_function - בודקת פונקציה כללית כלשהי עם ארגומנט אחד.</text:p>
        </text:list-item>
        <text:list-item>
          <text:p text:style-name="P9">print - מדפיסה את תוצאות הבדיקה - כמה בדיקות עברו ונכשלו.</text:p>
        </text:list-item>
        <text:list-item>
          <text:p text:style-name="P11"><text:span text:style-name="T8">בנאי </text:span>- הבנאי מקבל שני פרמטרים: הראשון הוא שם הבדיקה, והשני הוא זרם-פלט (ostream) שאליו נכתב כל הפלט בזמן הבדיקה.</text:p>
        </text:list-item>
      </text:list>
      <text:p text:style-name="P5">השיטות צריכות לעבוד עם משתנים <text:span text:style-name="T8">מכל </text:span>סוג <text:s/>- גם סוגים פרימיטיביים כמו int וגם מחלקות חדשות שמגדירים. <text:s text:c="4"/>ראו דוגמה בתוכנית main המצורפת.</text:p>
      <text:p text:style-name="P6"/>
      <text:p text:style-name="P7"><text:span text:style-name="T8">דגשים</text:span><text:span text:style-name="T1">: </text:span></text:p>
      <text:list xml:id="list4740779902672319729" text:style-name="L2">
        <text:list-item>
          <text:p text:style-name="P12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3"><text:span text:style-name="T2">י</text:span><text:span text:style-name="T1">ש להקפיד על כללי הנדסת תוכנה, ובפרט: קוד קריא, תיעוד ובדיקות</text:span><text:span text:style-name="T6">.</text:span></text:p>
        </text:list-item>
        <text:list-item>
          <text:p text:style-name="P10">מותר להשתמש בתכונות מתקדמות של שפת ++C גם אם עדיין לא נלמדו בהרצאות.</text:p>
        </text:list-item>
        <text:list-item>
          <text:p text:style-name="P14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7">בכיתה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5T21:02:41.063660657</dc:date>
    <meta:editing-duration>P8DT9H13M52S</meta:editing-duration>
    <meta:editing-cycles>1092</meta:editing-cycles>
    <meta:document-statistic meta:table-count="0" meta:image-count="0" meta:object-count="0" meta:page-count="1" meta:paragraph-count="17" meta:word-count="233" meta:character-count="1265" meta:non-whitespace-character-count="1050"/>
  </office:meta>
</office:document-meta>
</file>